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VersionMatcher.get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VersionMatcher.setSettings( IvySettings sett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inVersionMatcher.add( VersionMatcher matc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inVersionMatcher.ChainVersion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VersionMatcher.accept( ModuleRevisionId askedMrid , ModuleDescriptor foundM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inVersionMatcher.compare( ModuleRevisionId askedMrid , ModuleRevisionId foundMrid , Comparator staticCompa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ainVersionMatcher.accept( ModuleRevisionId askedMrid , ModuleRevisionId foundMr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inVersionMatcher.isDynamic( ModuleRevisionId askedMr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inVersionMatcher.needModuleDescriptor( ModuleRevisionId askedMrid , ModuleRevisionId foundMr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